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99ccff" draw:fill-gradient-name="Gradient_20_7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2cm" svg:stroke-color="#800000" draw:marker-start-width="1.3cm" draw:marker-end="Arrow" draw:marker-end-width="0.5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style-name="Normal" style:font-family-generic="roman" style:font-pitch="variable" fo:font-size="18pt" style:font-size-asian="18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8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8" style:family="paragraph">
      <style:paragraph-properties fo:margin-left="0cm" fo:margin-right="0cm" fo:text-indent="0cm"/>
      <style:text-properties fo:font-family="'Times New Roman'" style:font-family-generic="roman" style:font-pitch="variable"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ircle draw:style-name="gr1" draw:text-style-name="P1" draw:layer="layout" svg:width="2cm" svg:height="2cm" svg:x="10.5cm" svg:y="11cm">
          <text:p text:style-name="P3"/>
        </draw:circle>
        <draw:circle draw:style-name="gr2" draw:text-style-name="P1" draw:layer="layout" svg:width="2cm" svg:height="2cm" svg:x="17cm" svg:y="11cm">
          <text:p text:style-name="P3"/>
        </draw:circle>
        <draw:circle draw:style-name="gr2" draw:text-style-name="P1" draw:layer="layout" svg:width="2cm" svg:height="2cm" svg:x="7.5cm" svg:y="5.577cm">
          <text:p text:style-name="P3"/>
        </draw:circle>
        <draw:circle draw:style-name="gr2" draw:text-style-name="P1" draw:layer="layout" svg:width="2cm" svg:height="2cm" svg:x="7.5cm" svg:y="16cm">
          <text:p text:style-name="P3"/>
        </draw:circle>
        <draw:line draw:style-name="gr3" draw:text-style-name="P2" draw:layer="layout" svg:x1="11.5cm" svg:y1="12cm" svg:x2="25cm" svg:y2="12cm">
          <text:p text:style-name="P3"/>
        </draw:line>
        <draw:frame draw:style-name="gr4" draw:layer="layout" svg:width="0.57cm" svg:height="0.542cm" svg:x="24cm" svg:y="11.9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2" draw:layer="layout" svg:x1="11.5cm" svg:y1="12cm" svg:x2="11.5cm" svg:y2="1.5cm">
          <text:p text:style-name="P3"/>
        </draw:line>
        <draw:frame draw:style-name="gr4" draw:layer="layout" svg:width="0.596cm" svg:height="0.542cm" svg:x="11.5cm" svg:y="1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506cm" svg:height="0.482cm" svg:x="10.709cm" svg:y="11.78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632cm" svg:height="0.542cm" svg:x="17.494cm" svg:y="12.01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632cm" svg:height="0.542cm" svg:x="8.368cm" svg:y="5.95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632cm" svg:height="0.542cm" svg:x="7.868cm" svg:y="16.45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" draw:text-style-name="P2" draw:layer="layout" svg:x1="11.5cm" svg:y1="12cm" svg:x2="18cm" svg:y2="12cm">
          <text:p text:style-name="P3"/>
        </draw:line>
        <draw:line draw:style-name="gr3" draw:text-style-name="P2" draw:layer="layout" svg:x1="11.5cm" svg:y1="12cm" svg:x2="8.5cm" svg:y2="6.5cm">
          <text:p text:style-name="P3"/>
        </draw:line>
        <draw:line draw:style-name="gr3" draw:text-style-name="P2" draw:layer="layout" svg:x1="11.5cm" svg:y1="12cm" svg:x2="8.5cm" svg:y2="17cm">
          <text:p text:style-name="P3"/>
        </draw:line>
        <draw:frame draw:style-name="gr4" draw:layer="layout" svg:width="0.546cm" svg:height="0.542cm" svg:x="11.5cm" svg:y="11.45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6.259cm" svg:height="1.835cm" svg:x="12.868cm" svg:y="1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3" draw:layer="layout" svg:width="17.5cm" svg:height="0.963cm" svg:x="1cm" svg:y="1cm">
          <draw:text-box>
            <text:p text:style-name="P3">Repère principal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ircle draw:style-name="gr1" draw:text-style-name="P1" draw:layer="layout" svg:width="2cm" svg:height="2cm" svg:x="10.5cm" svg:y="11cm">
          <text:p text:style-name="P3"/>
        </draw:circle>
        <draw:circle draw:style-name="gr2" draw:text-style-name="P1" draw:layer="layout" svg:width="2cm" svg:height="2cm" svg:x="17cm" svg:y="11cm">
          <text:p text:style-name="P3"/>
        </draw:circle>
        <draw:circle draw:style-name="gr2" draw:text-style-name="P1" draw:layer="layout" svg:width="2cm" svg:height="2cm" svg:x="7.5cm" svg:y="5.577cm">
          <text:p text:style-name="P3"/>
        </draw:circle>
        <draw:circle draw:style-name="gr2" draw:text-style-name="P1" draw:layer="layout" svg:width="2cm" svg:height="2cm" svg:x="7.5cm" svg:y="16cm">
          <text:p text:style-name="P3"/>
        </draw:circle>
        <draw:frame draw:style-name="gr4" draw:layer="layout" svg:width="0.506cm" svg:height="0.482cm" svg:x="10.709cm" svg:y="11.78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0.632cm" svg:height="0.542cm" svg:x="17.494cm" svg:y="12.01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0.632cm" svg:height="0.542cm" svg:x="8.368cm" svg:y="5.95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0.632cm" svg:height="0.542cm" svg:x="7.868cm" svg:y="16.45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3" draw:text-style-name="P2" draw:layer="layout" svg:x1="11.5cm" svg:y1="12cm" svg:x2="18cm" svg:y2="12cm">
          <text:p text:style-name="P3"/>
        </draw:line>
        <draw:line draw:style-name="gr3" draw:text-style-name="P2" draw:layer="layout" svg:x1="11.5cm" svg:y1="12cm" svg:x2="8.5cm" svg:y2="6.5cm">
          <text:p text:style-name="P3"/>
        </draw:line>
        <draw:line draw:style-name="gr3" draw:text-style-name="P2" draw:layer="layout" svg:x1="11.5cm" svg:y1="12cm" svg:x2="8.5cm" svg:y2="17cm">
          <text:p text:style-name="P3"/>
        </draw:line>
        <draw:frame draw:style-name="gr4" draw:layer="layout" svg:width="7.31cm" svg:height="1.835cm" svg:x="12.868cm" svg:y="1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3" draw:text-style-name="P2" draw:layer="layout" svg:x1="18cm" svg:y1="12cm" svg:x2="20.5cm" svg:y2="12cm">
          <text:p text:style-name="P3"/>
        </draw:line>
        <draw:line draw:style-name="gr3" draw:text-style-name="P2" draw:layer="layout" svg:x1="18cm" svg:y1="12cm" svg:x2="18cm" svg:y2="9.5cm">
          <text:p text:style-name="P3"/>
        </draw:line>
        <draw:line draw:style-name="gr3" draw:text-style-name="P2" draw:layer="layout" svg:x1="8.5cm" svg:y1="6.5cm" svg:x2="7.5cm" svg:y2="4.5cm">
          <text:p text:style-name="P3"/>
        </draw:line>
        <draw:line draw:style-name="gr3" draw:text-style-name="P2" draw:layer="layout" svg:x1="8.5cm" svg:y1="6.5cm" svg:x2="6.5cm" svg:y2="7.5cm">
          <text:p text:style-name="P3"/>
        </draw:line>
        <draw:line draw:style-name="gr3" draw:text-style-name="P2" draw:layer="layout" svg:x1="8.5cm" svg:y1="17cm" svg:x2="7.5cm" svg:y2="19cm">
          <text:p text:style-name="P3"/>
        </draw:line>
        <draw:line draw:style-name="gr3" draw:text-style-name="P2" draw:layer="layout" svg:x1="8.5cm" svg:y1="17cm" svg:x2="10.5cm" svg:y2="18cm">
          <text:p text:style-name="P3"/>
        </draw:line>
        <draw:frame draw:style-name="gr4" draw:layer="layout" svg:width="0.565cm" svg:height="0.542cm" svg:x="20.5cm" svg:y="1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592cm" svg:height="0.542cm" svg:x="1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0.541cm" svg:height="0.542cm" svg:x="18cm" svg:y="11.45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layer="layout" svg:width="0.592cm" svg:height="0.542cm" svg:x="7.5cm" svg:y="3.95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layer="layout" svg:width="0.598cm" svg:height="0.542cm" svg:x="6cm" svg:y="7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layer="layout" svg:width="0.549cm" svg:height="0.542cm" svg:x="7.5cm" svg:y="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0.596cm" svg:height="0.542cm" svg:x="10.5cm" svg:y="17.45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layer="layout" svg:width="0.592cm" svg:height="0.542cm" svg:x="6.908cm" svg:y="18.458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0.545cm" svg:height="0.542cm" svg:x="8.955cm" svg:y="16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5" draw:text-style-name="P3" draw:layer="layout" svg:width="17.5cm" svg:height="0.963cm" svg:x="1cm" svg:y="1.001cm">
          <draw:text-box>
            <text:p text:style-name="P3">Repères secondaires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>
        <draw:circle draw:style-name="gr1" draw:text-style-name="P1" draw:layer="layout" svg:width="2cm" svg:height="2cm" svg:x="13cm" svg:y="10cm">
          <text:p text:style-name="P3"/>
        </draw:circle>
        <draw:frame draw:style-name="gr4" draw:layer="layout" svg:width="0.58cm" svg:height="0.554cm" svg:x="13.494cm" svg:y="11.018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4.012cm" svg:height="1.736cm" svg:x="12.868cm" svg:y="1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line draw:style-name="gr3" draw:text-style-name="P6" draw:layer="layout" svg:x1="14cm" svg:y1="11cm" svg:x2="7cm" svg:y2="11cm">
          <text:p text:style-name="P3"/>
        </draw:line>
        <draw:line draw:style-name="gr3" draw:text-style-name="P6" draw:layer="layout" svg:x1="14cm" svg:y1="11cm" svg:x2="14cm" svg:y2="4cm">
          <text:p text:style-name="P3"/>
        </draw:line>
        <draw:frame draw:style-name="gr4" draw:layer="layout" svg:width="0.522cm" svg:height="0.554cm" svg:x="6.478cm" svg:y="10.44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layer="layout" svg:width="0.48cm" svg:height="0.554cm" svg:x="14.5cm" svg:y="4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layer="layout" svg:width="0.496cm" svg:height="0.554cm" svg:x="14.004cm" svg:y="1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5" draw:text-style-name="P7" draw:layer="layout" svg:width="17.5cm" svg:height="0.971cm" svg:x="1cm" svg:y="1.001cm">
          <draw:text-box>
            <text:p text:style-name="P3"><text:span text:style-name="T1">Repères bras</text:span></text:p>
          </draw:text-box>
        </draw:frame>
        <draw:line draw:style-name="gr3" draw:text-style-name="P6" draw:layer="layout" svg:x1="14cm" svg:y1="11cm" svg:x2="12cm" svg:y2="6cm">
          <text:p text:style-name="P3"/>
        </draw:line>
        <draw:line draw:style-name="gr3" draw:text-style-name="P6" draw:layer="layout" svg:x1="14cm" svg:y1="11cm" svg:x2="9cm" svg:y2="13cm">
          <text:p text:style-name="P3"/>
        </draw:line>
        <draw:line draw:style-name="gr3" draw:text-style-name="P6" draw:layer="layout" svg:x1="14cm" svg:y1="8.5cm" svg:x2="13cm" svg:y2="8.5cm">
          <text:p text:style-name="P3"/>
        </draw:line>
        <draw:frame draw:style-name="gr4" draw:layer="layout" svg:width="0.6cm" svg:height="0.561cm" svg:x="13cm" svg:y="7.939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0.62cm" svg:height="0.553cm" svg:x="12.02cm" svg:y="5.44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layer="layout" svg:width="0.674cm" svg:height="0.554cm" svg:x="8.326cm" svg:y="12.446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>
        <draw:circle draw:style-name="gr1" draw:text-style-name="P1" draw:layer="layout" svg:width="2cm" svg:height="2cm" svg:x="13cm" svg:y="10cm">
          <text:p text:style-name="P3"/>
        </draw:circle>
        <draw:frame draw:style-name="gr4" draw:layer="layout" svg:width="0.58cm" svg:height="0.554cm" svg:x="13.494cm" svg:y="11.018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layer="layout" svg:width="6.693cm" svg:height="1.823cm" svg:x="12.868cm" svg:y="1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line draw:style-name="gr3" draw:text-style-name="P6" draw:layer="layout" svg:x1="14cm" svg:y1="11cm" svg:x2="7cm" svg:y2="11cm">
          <text:p text:style-name="P3"/>
        </draw:line>
        <draw:line draw:style-name="gr3" draw:text-style-name="P6" draw:layer="layout" svg:x1="14cm" svg:y1="11cm" svg:x2="14cm" svg:y2="4cm">
          <text:p text:style-name="P3"/>
        </draw:line>
        <draw:frame draw:style-name="gr4" draw:layer="layout" svg:width="0.522cm" svg:height="0.554cm" svg:x="6.478cm" svg:y="10.44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layer="layout" svg:width="0.48cm" svg:height="0.554cm" svg:x="14.5cm" svg:y="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layer="layout" svg:width="0.496cm" svg:height="0.554cm" svg:x="14.004cm" svg:y="11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5" draw:text-style-name="P8" draw:layer="layout" svg:width="17.5cm" svg:height="0.971cm" svg:x="1cm" svg:y="1.001cm">
          <draw:text-box>
            <text:p text:style-name="P3"><text:span text:style-name="T2">Propulsion</text:span></text:p>
          </draw:text-box>
        </draw:frame>
        <draw:line draw:style-name="gr3" draw:text-style-name="P6" draw:layer="layout" svg:x1="14cm" svg:y1="11cm" svg:x2="12cm" svg:y2="6cm">
          <text:p text:style-name="P3"/>
        </draw:line>
        <draw:line draw:style-name="gr3" draw:text-style-name="P6" draw:layer="layout" svg:x1="14cm" svg:y1="11cm" svg:x2="9cm" svg:y2="13cm">
          <text:p text:style-name="P3"/>
        </draw:line>
        <draw:line draw:style-name="gr3" draw:text-style-name="P6" draw:layer="layout" svg:x1="14cm" svg:y1="8.5cm" svg:x2="13cm" svg:y2="8.5cm">
          <text:p text:style-name="P3"/>
        </draw:line>
        <draw:frame draw:style-name="gr4" draw:layer="layout" svg:width="0.6cm" svg:height="0.561cm" svg:x="13cm" svg:y="7.9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layer="layout" svg:width="0.62cm" svg:height="0.553cm" svg:x="12.02cm" svg:y="5.446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layer="layout" svg:width="0.674cm" svg:height="0.554cm" svg:x="8.326cm" svg:y="12.446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7" draw:text-style-name="P6" draw:layer="layout" svg:x1="14cm" svg:y1="11cm" svg:x2="10cm" svg:y2="1cm">
          <text:p text:style-name="P3"/>
        </draw:line>
        <draw:frame draw:style-name="gr4" draw:layer="layout" svg:width="2.564cm" svg:height="0.593cm" svg:x="11cm" svg:y="2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>
        <draw:circle draw:style-name="gr1" draw:text-style-name="P1" draw:layer="layout" svg:width="2cm" svg:height="2cm" svg:x="10.5cm" svg:y="11cm">
          <text:p text:style-name="P3"/>
        </draw:circle>
        <draw:frame draw:style-name="gr5" draw:text-style-name="P8" draw:layer="layout" svg:width="17.5cm" svg:height="0.971cm" svg:x="1cm" svg:y="1.001cm">
          <draw:text-box>
            <text:p text:style-name="P3"><text:span text:style-name="T2">Forces appliquées au drone</text:span></text:p>
          </draw:text-box>
        </draw:frame>
        <draw:circle draw:style-name="gr2" draw:text-style-name="P1" draw:layer="layout" svg:width="2cm" svg:height="2cm" svg:x="17.001cm" svg:y="11cm">
          <text:p text:style-name="P3"/>
        </draw:circle>
        <draw:circle draw:style-name="gr2" draw:text-style-name="P1" draw:layer="layout" svg:width="2cm" svg:height="2cm" svg:x="7.501cm" svg:y="5.577cm">
          <text:p text:style-name="P3"/>
        </draw:circle>
        <draw:circle draw:style-name="gr2" draw:text-style-name="P1" draw:layer="layout" svg:width="2cm" svg:height="2cm" svg:x="7.501cm" svg:y="16cm">
          <text:p text:style-name="P3"/>
        </draw:circle>
        <draw:frame draw:style-name="gr4" draw:layer="layout" svg:width="0.506cm" svg:height="0.482cm" svg:x="10.71cm" svg:y="11.788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layer="layout" svg:width="0.632cm" svg:height="0.542cm" svg:x="17.495cm" svg:y="12.01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layer="layout" svg:width="0.632cm" svg:height="0.542cm" svg:x="8.369cm" svg:y="5.958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" draw:layer="layout" svg:width="0.632cm" svg:height="0.542cm" svg:x="7.869cm" svg:y="16.458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line draw:style-name="gr3" draw:text-style-name="P2" draw:layer="layout" svg:x1="11.501cm" svg:y1="12cm" svg:x2="18.001cm" svg:y2="12cm">
          <text:p text:style-name="P3"/>
        </draw:line>
        <draw:line draw:style-name="gr3" draw:text-style-name="P2" draw:layer="layout" svg:x1="11.501cm" svg:y1="12cm" svg:x2="8.501cm" svg:y2="6.5cm">
          <text:p text:style-name="P3"/>
        </draw:line>
        <draw:line draw:style-name="gr3" draw:text-style-name="P2" draw:layer="layout" svg:x1="11.501cm" svg:y1="12cm" svg:x2="8.501cm" svg:y2="17cm">
          <text:p text:style-name="P3"/>
        </draw:line>
        <draw:frame draw:style-name="gr4" draw:layer="layout" svg:width="6.061cm" svg:height="2.209cm" svg:x="14cm" svg:y="13.6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line draw:style-name="gr3" draw:text-style-name="P2" draw:layer="layout" svg:x1="18.001cm" svg:y1="12cm" svg:x2="20.501cm" svg:y2="12cm">
          <text:p text:style-name="P3"/>
        </draw:line>
        <draw:line draw:style-name="gr3" draw:text-style-name="P2" draw:layer="layout" svg:x1="18.001cm" svg:y1="12cm" svg:x2="18.001cm" svg:y2="9.5cm">
          <text:p text:style-name="P3"/>
        </draw:line>
        <draw:line draw:style-name="gr3" draw:text-style-name="P2" draw:layer="layout" svg:x1="8.501cm" svg:y1="6.5cm" svg:x2="7.501cm" svg:y2="4.5cm">
          <text:p text:style-name="P3"/>
        </draw:line>
        <draw:line draw:style-name="gr3" draw:text-style-name="P2" draw:layer="layout" svg:x1="8.501cm" svg:y1="6.5cm" svg:x2="6.501cm" svg:y2="7.5cm">
          <text:p text:style-name="P3"/>
        </draw:line>
        <draw:line draw:style-name="gr3" draw:text-style-name="P2" draw:layer="layout" svg:x1="8.501cm" svg:y1="17cm" svg:x2="7.501cm" svg:y2="19cm">
          <text:p text:style-name="P3"/>
        </draw:line>
        <draw:line draw:style-name="gr3" draw:text-style-name="P2" draw:layer="layout" svg:x1="8.501cm" svg:y1="17cm" svg:x2="10.501cm" svg:y2="18cm">
          <text:p text:style-name="P3"/>
        </draw:line>
        <draw:frame draw:style-name="gr4" draw:layer="layout" svg:width="0.565cm" svg:height="0.542cm" svg:x="20.501cm" svg:y="12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layer="layout" svg:width="0.592cm" svg:height="0.542cm" svg:x="18.001cm" svg:y="9.5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layer="layout" svg:width="0.541cm" svg:height="0.542cm" svg:x="18.001cm" svg:y="11.458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layer="layout" svg:width="0.592cm" svg:height="0.542cm" svg:x="7.501cm" svg:y="3.958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layer="layout" svg:width="0.598cm" svg:height="0.542cm" svg:x="6.001cm" svg:y="7.5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layer="layout" svg:width="0.549cm" svg:height="0.542cm" svg:x="7.501cm" svg:y="6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" draw:layer="layout" svg:width="0.596cm" svg:height="0.542cm" svg:x="10.501cm" svg:y="17.458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4" draw:layer="layout" svg:width="0.592cm" svg:height="0.542cm" svg:x="6.909cm" svg:y="18.458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" draw:layer="layout" svg:width="0.545cm" svg:height="0.542cm" svg:x="8.956cm" svg:y="16.5cm">
          <draw:object xlink:href="./Object 53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radial" draw:cx="0%" draw:cy="0%" draw:start-color="#0000ff" draw:end-color="#ffffff" draw:start-intensity="100%" draw:end-intensity="100%" draw:border="0%"/>
    <draw:gradient draw:name="Gradient_20_7" draw:display-name="Gradient 7" draw:style="radial" draw:cx="20%" draw:cy="20%" draw:start-color="#ff6633" draw:end-color="#ffffff" draw:start-intensity="100%" draw:end-intensity="100%" draw:border="0%"/>
    <draw:gradient draw:name="Gradient_20_9" draw:display-name="Gradient 9" draw:style="radial" draw:cx="50%" draw:cy="50%" draw:start-color="#99ccff" draw:end-color="#ffffff" draw:start-intensity="100%" draw:end-intensity="100%" draw:border="2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fr" style:country-asian="FR" style:font-family-complex="Tahoma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initial-creator>Vincent</meta:initial-creator>
    <meta:creation-date>2006-12-02T09:50:28</meta:creation-date>
    <dc:creator>Vincent</dc:creator>
    <dc:date>2006-12-07T11:19:57</dc:date>
    <dc:language>fr-FR</dc:language>
    <meta:editing-cycles>8</meta:editing-cycles>
    <meta:editing-duration>PT1H18M25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x</math:mi>
        <math:mn>0</math:mn>
      </math:msub>
      <math:mo math:stretchy="false"></math:mo>
    </math:mover>
    <math:annotation math:encoding="StarMath 5.0">widevec x_{0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y</math:mi>
        <math:mn>1</math:mn>
      </math:msub>
      <math:mo math:stretchy="false"></math:mo>
    </math:mover>
    <math:annotation math:encoding="StarMath 5.0">widevec y_1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A</math:mi>
      <math:mn>1</math:mn>
    </math:msub>
    <math:annotation math:encoding="StarMath 5.0">A_1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i>A</math:mi>
      <math:mn>2</math:mn>
    </math:msub>
    <math:annotation math:encoding="StarMath 5.0">A_2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>
      <math:mi>A</math:mi>
      <math:mn>3</math:mn>
    </math:msub>
    <math:annotation math:encoding="StarMath 5.0">A_3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z</math:mi>
        <math:mn>1</math:mn>
      </math:msub>
      <math:mo math:stretchy="false"></math:mo>
    </math:mover>
    <math:annotation math:encoding="StarMath 5.0">widevec z_1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over math:accent="true">
                <math:msub>
                  <math:mi math:fontstyle="italic">OA</math:mi>
                  <math:mn>1 </math:mn>
                </math:msub>
                <math:mo math:stretchy="false"></math:mo>
              </math:mover>
              <math:mo math:stretchy="false">=</math:mo>
              <math:mrow>
                <math:mi>l</math:mi>
                <math:mo math:stretchy="false">⋅</math:mo>
                <math:mover math:accent="true">
                  <math:msub>
                    <math:mi>x</math:mi>
                    <math:mn>0 </math:mn>
                  </math:msub>
                  <math:mo math:stretchy="false"></math:mo>
                </math:mover>
              </math:mrow>
            </math:mrow>
            <math:mo math:stretchy="false">=</math:mo>
            <math:mrow>
              <math:mi>l</math:mi>
              <math:mo math:stretchy="false">⋅</math:mo>
              <math:mover math:accent="true">
                <math:msub>
                  <math:mi>x</math:mi>
                  <math:mn>1 </math:mn>
                </math:msub>
                <math:mo math:stretchy="false"></math:mo>
              </math:mover>
            </math:mrow>
          </math:mrow>
        </math:mrow>
      </math:mtr>
      <math:mtr>
        <math:mrow>
          <math:mrow>
            <math:mrow>
              <math:mover math:accent="true">
                <math:msub>
                  <math:mi math:fontstyle="italic">OA</math:mi>
                  <math:mn>2 </math:mn>
                </math:msub>
                <math:mo math:stretchy="false"></math:mo>
              </math:mover>
              <math:mo math:stretchy="false">=</math:mo>
              <math:mrow>
                <math:mi>l</math:mi>
                <math:mo math:stretchy="false">⋅</math:mo>
                <math:mrow>
                  <math:mo math:stretchy="false"></math:mo>
                  <math:mrow>
                    <math:mi>cos</math:mi>
                    <math:mn>120</math:mn>
                    <math:mi>°</math:mi>
                    <math:mrow>
                      <math:mover math:accent="true">
                        <math:msub>
                          <math:mi>x</math:mi>
                          <math:mn>0  </math:mn>
                        </math:msub>
                        <math:mo math:stretchy="false"></math:mo>
                      </math:mover>
                      <math:mo math:stretchy="false"></math:mo>
                      <math:mi>sin</math:mi>
                    </math:mrow>
                    <math:mn>120</math:mn>
                    <math:mi>°</math:mi>
                    <math:mover math:accent="true">
                      <math:msub>
                        <math:mi>y</math:mi>
                        <math:mn>0 </math:mn>
                      </math:msub>
                      <math:mo math:stretchy="false"></math:mo>
                    </math:mover>
                  </math:mrow>
                  <math:mo math:stretchy="false"></math:mo>
                </math:mrow>
              </math:mrow>
            </math:mrow>
            <math:mo math:stretchy="false">=</math:mo>
            <math:mrow>
              <math:mi>l</math:mi>
              <math:mo math:stretchy="false">⋅</math:mo>
              <math:mover math:accent="true">
                <math:msub>
                  <math:mi>x</math:mi>
                  <math:mn>2 </math:mn>
                </math:msub>
                <math:mo math:stretchy="false"></math:mo>
              </math:mover>
            </math:mrow>
          </math:mrow>
        </math:mrow>
      </math:mtr>
      <math:mtr>
        <math:mrow>
          <math:mrow>
            <math:mrow>
              <math:mover math:accent="true">
                <math:msub>
                  <math:mi math:fontstyle="italic">OA</math:mi>
                  <math:mn>3 </math:mn>
                </math:msub>
                <math:mo math:stretchy="false"></math:mo>
              </math:mover>
              <math:mo math:stretchy="false">=</math:mo>
              <math:mrow>
                <math:mi>l</math:mi>
                <math:mo math:stretchy="false">⋅</math:mo>
                <math:mrow>
                  <math:mo math:stretchy="false"></math:mo>
                  <math:mrow>
                    <math:mi>cos</math:mi>
                    <math:mn>240</math:mn>
                    <math:mi>°</math:mi>
                    <math:mrow>
                      <math:mover math:accent="true">
                        <math:msub>
                          <math:mi>x</math:mi>
                          <math:mn>0  </math:mn>
                        </math:msub>
                        <math:mo math:stretchy="false"></math:mo>
                      </math:mover>
                      <math:mo math:stretchy="false"></math:mo>
                      <math:mi>sin</math:mi>
                    </math:mrow>
                    <math:mn>240</math:mn>
                    <math:mi>°</math:mi>
                    <math:mover math:accent="true">
                      <math:msub>
                        <math:mi>y</math:mi>
                        <math:mn>0 </math:mn>
                      </math:msub>
                      <math:mo math:stretchy="false"></math:mo>
                    </math:mover>
                  </math:mrow>
                  <math:mo math:stretchy="false"></math:mo>
                </math:mrow>
              </math:mrow>
            </math:mrow>
            <math:mo math:stretchy="false">=</math:mo>
            <math:mrow>
              <math:mi>l</math:mi>
              <math:mo math:stretchy="false">⋅</math:mo>
              <math:mover math:accent="true">
                <math:msub>
                  <math:mi>x</math:mi>
                  <math:mn>3 </math:mn>
                </math:msub>
                <math:mo math:stretchy="false"></math:mo>
              </math:mover>
            </math:mrow>
          </math:mrow>
        </math:mrow>
      </math:mtr>
    </math:mtable>
    <math:annotation math:encoding="StarMath 5.0">alignl  widevec OA_1 = l cdot widevec x_0 = l cdot widevec x_1 newline 
alignl widevec OA_2 = l cdot (Cos 120° widevec x_0  + Sin 120° widevec y_0 ) = l cdot widevec x_2 newline 
alignl widevec OA_3 = l cdot (Cos 240° widevec x_0  + Sin 240° widevec y_0 ) = l cdot widevec x_3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x</math:mi>
        <math:mn>2</math:mn>
      </math:msub>
      <math:mo math:stretchy="false"></math:mo>
    </math:mover>
    <math:annotation math:encoding="StarMath 5.0">widevec x_2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y</math:mi>
        <math:mn>2</math:mn>
      </math:msub>
      <math:mo math:stretchy="false"></math:mo>
    </math:mover>
    <math:annotation math:encoding="StarMath 5.0">widevec y_2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z</math:mi>
        <math:mn>2</math:mn>
      </math:msub>
      <math:mo math:stretchy="false"></math:mo>
    </math:mover>
    <math:annotation math:encoding="StarMath 5.0">widevec z_2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y</math:mi>
        <math:mn>3</math:mn>
      </math:msub>
      <math:mo math:stretchy="false"></math:mo>
    </math:mover>
    <math:annotation math:encoding="StarMath 5.0">widevec y_3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x</math:mi>
        <math:mn>3</math:mn>
      </math:msub>
      <math:mo math:stretchy="false"></math:mo>
    </math:mover>
    <math:annotation math:encoding="StarMath 5.0">widevec x_3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z</math:mi>
        <math:mn>3</math:mn>
      </math:msub>
      <math:mo math:stretchy="false"></math:mo>
    </math:mover>
    <math:annotation math:encoding="StarMath 5.0">widevec z_3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 math:stretchy="false"></math:mo>
      <math:mi>i</math:mi>
    </math:msub>
    <math:annotation math:encoding="StarMath 5.0">%THETA_i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i>A</math:mi>
      <math:mi>i</math:mi>
    </math:msub>
    <math:annotation math:encoding="StarMath 5.0">A_i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z</math:mi>
        <math:mi math:fontstyle="italic">bi</math:mi>
      </math:msub>
      <math:mo math:stretchy="false"></math:mo>
    </math:mover>
    <math:annotation math:encoding="StarMath 5.0">widevec z_bi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y</math:mi>
        <math:mi math:fontstyle="italic">bi</math:mi>
      </math:msub>
      <math:mo math:stretchy="false"></math:mo>
    </math:mover>
    <math:annotation math:encoding="StarMath 5.0">widevec y_bi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sub>
                <math:mi>x</math:mi>
                <math:mi math:fontstyle="italic">bi</math:mi>
              </math:msub>
              <math:mo math:stretchy="false"></math:mo>
            </math:mover>
            <math:mo math:stretchy="false">=</math:mo>
            <math:mover math:accent="true">
              <math:msub>
                <math:mi>x</math:mi>
                <math:mi>i</math:mi>
              </math:msub>
              <math:mo math:stretchy="false"></math:mo>
            </math:mover>
          </math:mrow>
        </math:mrow>
      </math:mtr>
      <math:mtr>
        <math:mrow>
          <math:mrow>
            <math:mrow>
              <math:mover math:accent="true">
                <math:msub>
                  <math:mi>y</math:mi>
                  <math:mi math:fontstyle="italic">bi</math:mi>
                </math:msub>
                <math:mo math:stretchy="false"></math:mo>
              </math:mover>
              <math:mo math:stretchy="false">=</math:mo>
              <math:mi>cos</math:mi>
            </math:mrow>
            <math:msub>
              <math:mo math:stretchy="false"></math:mo>
              <math:mi>i</math:mi>
            </math:msub>
            <math:mrow>
              <math:mover math:accent="true">
                <math:msub>
                  <math:mi>y</math:mi>
                  <math:mi>i</math:mi>
                </math:msub>
                <math:mo math:stretchy="false"></math:mo>
              </math:mover>
              <math:mo math:stretchy="false">−</math:mo>
              <math:mi>sin</math:mi>
            </math:mrow>
            <math:msub>
              <math:mo math:stretchy="false"></math:mo>
              <math:mi>i</math:mi>
            </math:msub>
            <math:mover math:accent="true">
              <math:msub>
                <math:mi>z</math:mi>
                <math:mi>i</math:mi>
              </math:msub>
              <math:mo math:stretchy="false"></math:mo>
            </math:mover>
          </math:mrow>
        </math:mrow>
      </math:mtr>
      <math:mtr>
        <math:mrow>
          <math:mrow>
            <math:mrow>
              <math:mover math:accent="true">
                <math:msub>
                  <math:mi>x</math:mi>
                  <math:mi math:fontstyle="italic">bi</math:mi>
                </math:msub>
                <math:mo math:stretchy="false"></math:mo>
              </math:mover>
              <math:mo math:stretchy="false">=</math:mo>
              <math:mi>sin</math:mi>
            </math:mrow>
            <math:msub>
              <math:mo math:stretchy="false"></math:mo>
              <math:mi>i</math:mi>
            </math:msub>
            <math:mrow>
              <math:mover math:accent="true">
                <math:msub>
                  <math:mi>y</math:mi>
                  <math:mi>i</math:mi>
                </math:msub>
                <math:mo math:stretchy="false"></math:mo>
              </math:mover>
              <math:mo math:stretchy="false"></math:mo>
              <math:mi>cos</math:mi>
            </math:mrow>
            <math:msub>
              <math:mo math:stretchy="false"></math:mo>
              <math:mi>i</math:mi>
            </math:msub>
            <math:mover math:accent="true">
              <math:msub>
                <math:mi>z</math:mi>
                <math:mi>i</math:mi>
              </math:msub>
              <math:mo math:stretchy="false"></math:mo>
            </math:mover>
          </math:mrow>
        </math:mrow>
      </math:mtr>
    </math:mtable>
    <math:annotation math:encoding="StarMath 5.0">alignl  widevec x_bi = widevec x_i newline 
alignl widevec y_bi = Cos %THETA_i widevec y_i  - Sin %THETA_i widevec z_i  newline 
alignl widevec x_bi = Sin %THETA_i widevec y_i  + Cos %THETA_i widevec z_i 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y</math:mi>
        <math:mi>i</math:mi>
      </math:msub>
      <math:mo math:stretchy="false"></math:mo>
    </math:mover>
    <math:annotation math:encoding="StarMath 5.0">widevec y_i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z</math:mi>
        <math:mi>i</math:mi>
      </math:msub>
      <math:mo math:stretchy="false"></math:mo>
    </math:mover>
    <math:annotation math:encoding="StarMath 5.0">widevec z_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y</math:mi>
        <math:mn>0</math:mn>
      </math:msub>
      <math:mo math:stretchy="false"></math:mo>
    </math:mover>
    <math:annotation math:encoding="StarMath 5.0">widevec y_{0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x</math:mi>
        <math:mi>i</math:mi>
      </math:msub>
      <math:mo math:stretchy="false"></math:mo>
    </math:mover>
    <math:annotation math:encoding="StarMath 5.0">widevec x_i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ub>
      <math:mi>A</math:mi>
      <math:mi>i</math:mi>
    </math:msub>
    <math:annotation math:encoding="StarMath 5.0">A_i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sub>
                <math:mi>F</math:mi>
                <math:mrow>
                  <math:mtext>Moteur i </math:mtext>
                  <math:mo math:stretchy="false"></math:mo>
                  <math:mtext>Bras i</math:mtext>
                </math:mrow>
              </math:msub>
              <math:mo math:stretchy="false"></math:mo>
            </math:mover>
            <math:mo math:stretchy="false">=</math:mo>
            <math:mrow>
              <math:msub>
                <math:mi>F</math:mi>
                <math:mi>i</math:mi>
              </math:msub>
              <math:mo math:stretchy="false">⋅</math:mo>
              <math:mover math:accent="true">
                <math:msub>
                  <math:mi>z</math:mi>
                  <math:mi math:fontstyle="italic">bi</math:mi>
                </math:msub>
                <math:mo math:stretchy="false"></math:mo>
              </math:mover>
            </math:mrow>
          </math:mrow>
        </math:mrow>
      </math:mtr>
      <math:mtr>
        <math:mrow>
          <math:mrow>
            <math:mover math:accent="true">
              <math:msub>
                <math:mi>F</math:mi>
                <math:mrow>
                  <math:mtext>Moteur i </math:mtext>
                  <math:mo math:stretchy="false"></math:mo>
                  <math:mtext>Bras i</math:mtext>
                </math:mrow>
              </math:msub>
              <math:mo math:stretchy="false"></math:mo>
            </math:mover>
            <math:mo math:stretchy="false">=</math:mo>
            <math:mrow>
              <math:msub>
                <math:mi>F</math:mi>
                <math:mi>i</math:mi>
              </math:msub>
              <math:mo math:stretchy="false">⋅</math:mo>
              <math:mrow>
                <math:mo math:stretchy="false"></math:mo>
                <math:mrow>
                  <math:mi>sin</math:mi>
                  <math:msub>
                    <math:mo math:stretchy="false"></math:mo>
                    <math:mi>i</math:mi>
                  </math:msub>
                  <math:mrow>
                    <math:mover math:accent="true">
                      <math:msub>
                        <math:mi>y</math:mi>
                        <math:mi>i</math:mi>
                      </math:msub>
                      <math:mo math:stretchy="false"></math:mo>
                    </math:mover>
                    <math:mo math:stretchy="false"></math:mo>
                    <math:mi>cos</math:mi>
                  </math:mrow>
                  <math:msub>
                    <math:mo math:stretchy="false"></math:mo>
                    <math:mi>i</math:mi>
                  </math:msub>
                  <math:mover math:accent="true">
                    <math:msub>
                      <math:mi>z</math:mi>
                      <math:mi>i</math:mi>
                    </math:msub>
                    <math:mo math:stretchy="false"></math:mo>
                  </math:mover>
                </math:mrow>
                <math:mo math:stretchy="false"></math:mo>
              </math:mrow>
            </math:mrow>
          </math:mrow>
        </math:mrow>
      </math:mtr>
      <math:mtr>
        <math:mrow>
          <math:mrow>
            <math:mover math:accent="true">
              <math:msub>
                <math:mi>F</math:mi>
                <math:mrow>
                  <math:mtext>Moteur i </math:mtext>
                  <math:mo math:stretchy="false"></math:mo>
                  <math:mtext>Bras i</math:mtext>
                </math:mrow>
              </math:msub>
              <math:mo math:stretchy="false"></math:mo>
            </math:mover>
            <math:mtext> est appliquée en </math:mtext>
            <math:msub>
              <math:mi>A</math:mi>
              <math:mi>i</math:mi>
            </math:msub>
          </math:mrow>
        </math:mrow>
      </math:mtr>
    </math:mtable>
    <math:annotation math:encoding="StarMath 5.0">alignl  widevec{F_{"Moteur i "rightarrow "Bras i"}} = F_i cdot widevec z_bi newline
alignl  widevec{F_{"Moteur i "rightarrow "Bras i"}} = F_i cdot (Sin %THETA_i widevec y_i  + Cos %THETA_i widevec z_i)  newline
alignl widevec F_{"Moteur i "rightarrow "Bras i"}" est appliquée en "A_i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y</math:mi>
        <math:mi>i</math:mi>
      </math:msub>
      <math:mo math:stretchy="false"></math:mo>
    </math:mover>
    <math:annotation math:encoding="StarMath 5.0">widevec y_i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z</math:mi>
        <math:mi>i</math:mi>
      </math:msub>
      <math:mo math:stretchy="false"></math:mo>
    </math:mover>
    <math:annotation math:encoding="StarMath 5.0">widevec z_i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x</math:mi>
        <math:mi>i</math:mi>
      </math:msub>
      <math:mo math:stretchy="false"></math:mo>
    </math:mover>
    <math:annotation math:encoding="StarMath 5.0">widevec x_i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sub>
      <math:mo math:stretchy="false"></math:mo>
      <math:mi>i</math:mi>
    </math:msub>
    <math:annotation math:encoding="StarMath 5.0">%THETA_i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z</math:mi>
        <math:mi math:fontstyle="italic">bi</math:mi>
      </math:msub>
      <math:mo math:stretchy="false"></math:mo>
    </math:mover>
    <math:annotation math:encoding="StarMath 5.0">widevec z_bi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y</math:mi>
        <math:mi math:fontstyle="italic">bi</math:mi>
      </math:msub>
      <math:mo math:stretchy="false"></math:mo>
    </math:mover>
    <math:annotation math:encoding="StarMath 5.0">widevec y_bi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A</math:mi>
      <math:mn>1</math:mn>
    </math:msub>
    <math:annotation math:encoding="StarMath 5.0">A_1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sub>
      <math:mi>A</math:mi>
      <math:mn>1</math:mn>
    </math:msub>
    <math:annotation math:encoding="StarMath 5.0">A_1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ub>
      <math:mi>A</math:mi>
      <math:mn>2</math:mn>
    </math:msub>
    <math:annotation math:encoding="StarMath 5.0">A_2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ub>
      <math:mi>A</math:mi>
      <math:mn>3</math:mn>
    </math:msub>
    <math:annotation math:encoding="StarMath 5.0">A_3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tyle math:fontsize="18pt">
              <math:mrow>
                <math:msub>
                  <math:mfenced math:open="{" math:close="}">
                    <math:mrow>
                      <math:msub>
                        <math:mo math:stretchy="false">T</math:mo>
                        <math:mi>s</math:mi>
                      </math:msub>
                      <math:msub>
                        <math:mi>F</math:mi>
                        <math:mi math:fontstyle="italic">ext</math:mi>
                      </math:msub>
                    </math:mrow>
                  </math:mfenced>
                  <math:mi>O</math:mi>
                </math:msub>
              </math:mrow>
            </math:mstyle>
            <math:mo math:stretchy="false">=</math:mo>
            <math:msub>
              <math:mfenced math:open="{" math:close="}">
                <math:mrow>
                  <math:mrow>
                    <math:munderover>
                      <math:mo math:stretchy="false">∑</math:mo>
                      <math:mrow>
                        <math:mi>i</math:mi>
                        <math:mo math:stretchy="false">=</math:mo>
                        <math:mn>1</math:mn>
                      </math:mrow>
                      <math:mn>3</math:mn>
                    </math:munderover>
                    <math:msub>
                      <math:mi>F</math:mi>
                      <math:mi>i</math:mi>
                    </math:msub>
                  </math:mrow>
                  <math:mi>,</math:mi>
                  <math:mrow>
                    <math:munderover>
                      <math:mo math:stretchy="false">∑</math:mo>
                      <math:mrow>
                        <math:mi>i</math:mi>
                        <math:mo math:stretchy="false">=</math:mo>
                        <math:mn>1</math:mn>
                      </math:mrow>
                      <math:mn>3</math:mn>
                    </math:munderover>
                    <math:msub>
                      <math:mi>M</math:mi>
                      <math:mrow>
                        <math:mi>O</math:mi>
                        <math:mi>,</math:mi>
                        <math:msub>
                          <math:mi>F</math:mi>
                          <math:mi>i</math:mi>
                        </math:msub>
                      </math:mrow>
                    </math:msub>
                  </math:mrow>
                </math:mrow>
              </math:mfenced>
              <math:mi>O</math:mi>
            </math:msub>
          </math:mrow>
        </math:mrow>
      </math:mtr>
      <math:mtr>
        <math:mrow>
          <math:mrow>
            <math:mstyle math:fontsize="18pt">
              <math:mrow>
                <math:msub>
                  <math:mfenced math:open="{" math:close="}">
                    <math:mrow>
                      <math:msub>
                        <math:mo math:stretchy="false">T</math:mo>
                        <math:mi>s</math:mi>
                      </math:msub>
                      <math:msub>
                        <math:mi>F</math:mi>
                        <math:mi math:fontstyle="italic">ext</math:mi>
                      </math:msub>
                    </math:mrow>
                  </math:mfenced>
                  <math:mi>O</math:mi>
                </math:msub>
              </math:mrow>
            </math:mstyle>
            <math:mo math:stretchy="false">=</math:mo>
            <math:mrow/>
          </math:mrow>
        </math:mrow>
      </math:mtr>
    </math:mtable>
    <math:annotation math:encoding="StarMath 5.0">alignl size 18{left lbrace %TAU_s F_ext right rbrace} _O = left lbrace sum csup{3} csub{i=1}  F_i  , sum csup{3} csub{i=1}  M_{O,F_i } right rbrace _O newline
alignl size 18{left lbrace %TAU_s F_ext right rbrace} _O = 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x</math:mi>
        <math:mn>1</math:mn>
      </math:msub>
      <math:mo math:stretchy="false">→</math:mo>
    </math:mover>
    <math:annotation math:encoding="StarMath 5.0">widevec x_1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y</math:mi>
        <math:mn>1</math:mn>
      </math:msub>
      <math:mo math:stretchy="false">→</math:mo>
    </math:mover>
    <math:annotation math:encoding="StarMath 5.0">widevec y_1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z</math:mi>
        <math:mn>1</math:mn>
      </math:msub>
      <math:mo math:stretchy="false">→</math:mo>
    </math:mover>
    <math:annotation math:encoding="StarMath 5.0">widevec z_1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F</math:mi>
          <math:mrow>
            <math:mtext>Moteur i </math:mtext>
            <math:mo math:stretchy="false">→</math:mo>
            <math:mtext>Bras i</math:mtext>
          </math:mrow>
        </math:msub>
        <math:mo math:stretchy="false">→</math:mo>
      </math:mover>
    </math:mrow>
    <math:annotation math:encoding="StarMath 5.0">alignl  widevec{F_{"Moteur i "rightarrow "Bras i"}} 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x</math:mi>
        <math:mn>2</math:mn>
      </math:msub>
      <math:mo math:stretchy="false">→</math:mo>
    </math:mover>
    <math:annotation math:encoding="StarMath 5.0">widevec x_2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y</math:mi>
        <math:mn>2</math:mn>
      </math:msub>
      <math:mo math:stretchy="false">→</math:mo>
    </math:mover>
    <math:annotation math:encoding="StarMath 5.0">widevec y_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A</math:mi>
      <math:mn>2</math:mn>
    </math:msub>
    <math:annotation math:encoding="StarMath 5.0">A_2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z</math:mi>
        <math:mn>2</math:mn>
      </math:msub>
      <math:mo math:stretchy="false">→</math:mo>
    </math:mover>
    <math:annotation math:encoding="StarMath 5.0">widevec z_2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y</math:mi>
        <math:mn>3</math:mn>
      </math:msub>
      <math:mo math:stretchy="false">→</math:mo>
    </math:mover>
    <math:annotation math:encoding="StarMath 5.0">widevec y_3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x</math:mi>
        <math:mn>3</math:mn>
      </math:msub>
      <math:mo math:stretchy="false">→</math:mo>
    </math:mover>
    <math:annotation math:encoding="StarMath 5.0">widevec x_3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z</math:mi>
        <math:mn>3</math:mn>
      </math:msub>
      <math:mo math:stretchy="false">→</math:mo>
    </math:mover>
    <math:annotation math:encoding="StarMath 5.0">widevec z_3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A</math:mi>
      <math:mn>3</math:mn>
    </math:msub>
    <math:annotation math:encoding="StarMath 5.0">A_3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z</math:mi>
        <math:mn>0</math:mn>
      </math:msub>
      <math:mo math:stretchy="false"></math:mo>
    </math:mover>
    <math:annotation math:encoding="StarMath 5.0">widevec z_{0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sub>
                <math:mi math:fontstyle="italic">OA</math:mi>
                <math:mn>1 </math:mn>
              </math:msub>
              <math:mo math:stretchy="false"></math:mo>
            </math:mover>
            <math:mo math:stretchy="false">=</math:mo>
            <math:mrow>
              <math:mi>l</math:mi>
              <math:mo math:stretchy="false">⋅</math:mo>
              <math:mover math:accent="true">
                <math:msub>
                  <math:mi>x</math:mi>
                  <math:mn>0 </math:mn>
                </math:msub>
                <math:mo math:stretchy="false"></math:mo>
              </math:mover>
            </math:mrow>
          </math:mrow>
        </math:mrow>
      </math:mtr>
      <math:mtr>
        <math:mrow>
          <math:mrow>
            <math:mover math:accent="true">
              <math:msub>
                <math:mi math:fontstyle="italic">OA</math:mi>
                <math:mn>2 </math:mn>
              </math:msub>
              <math:mo math:stretchy="false"></math:mo>
            </math:mover>
            <math:mo math:stretchy="false">=</math:mo>
            <math:mrow>
              <math:mi>l</math:mi>
              <math:mo math:stretchy="false">⋅</math:mo>
              <math:mrow>
                <math:mo math:stretchy="false"></math:mo>
                <math:mrow>
                  <math:mi>cos</math:mi>
                  <math:mn>120</math:mn>
                  <math:mi>°</math:mi>
                  <math:mrow>
                    <math:mover math:accent="true">
                      <math:msub>
                        <math:mi>x</math:mi>
                        <math:mn>0  </math:mn>
                      </math:msub>
                      <math:mo math:stretchy="false"></math:mo>
                    </math:mover>
                    <math:mo math:stretchy="false"></math:mo>
                    <math:mi>sin</math:mi>
                  </math:mrow>
                  <math:mn>120</math:mn>
                  <math:mi>°</math:mi>
                  <math:mover math:accent="true">
                    <math:msub>
                      <math:mi>y</math:mi>
                      <math:mn>0 </math:mn>
                    </math:msub>
                    <math:mo math:stretchy="false"></math:mo>
                  </math:mover>
                </math:mrow>
                <math:mo math:stretchy="false"></math:mo>
              </math:mrow>
            </math:mrow>
          </math:mrow>
        </math:mrow>
      </math:mtr>
      <math:mtr>
        <math:mrow>
          <math:mrow>
            <math:mover math:accent="true">
              <math:msub>
                <math:mi math:fontstyle="italic">OA</math:mi>
                <math:mn>3 </math:mn>
              </math:msub>
              <math:mo math:stretchy="false"></math:mo>
            </math:mover>
            <math:mo math:stretchy="false">=</math:mo>
            <math:mrow>
              <math:mi>l</math:mi>
              <math:mo math:stretchy="false">⋅</math:mo>
              <math:mrow>
                <math:mo math:stretchy="false"></math:mo>
                <math:mrow>
                  <math:mi>cos</math:mi>
                  <math:mn>204</math:mn>
                  <math:mi>°</math:mi>
                  <math:mrow>
                    <math:mover math:accent="true">
                      <math:msub>
                        <math:mi>x</math:mi>
                        <math:mn>0  </math:mn>
                      </math:msub>
                      <math:mo math:stretchy="false"></math:mo>
                    </math:mover>
                    <math:mo math:stretchy="false"></math:mo>
                    <math:mi>sin</math:mi>
                  </math:mrow>
                  <math:mn>240</math:mn>
                  <math:mi>°</math:mi>
                  <math:mover math:accent="true">
                    <math:msub>
                      <math:mi>y</math:mi>
                      <math:mn>0 </math:mn>
                    </math:msub>
                    <math:mo math:stretchy="false"></math:mo>
                  </math:mover>
                </math:mrow>
                <math:mo math:stretchy="false"></math:mo>
              </math:mrow>
            </math:mrow>
          </math:mrow>
        </math:mrow>
      </math:mtr>
    </math:mtable>
    <math:annotation math:encoding="StarMath 5.0">alignl  widevec OA_1 = l cdot widevec x_0 newline 
alignl widevec OA_2 = l cdot (Cos 120° widevec x_0  + Sin 120° widevec y_0 )newline 
alignl widevec OA_3 = l cdot (Cos 204° widevec x_0  + Sin 240° widevec y_0 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x</math:mi>
        <math:mn>1</math:mn>
      </math:msub>
      <math:mo math:stretchy="false"></math:mo>
    </math:mover>
    <math:annotation math:encoding="StarMath 5.0">widevec x_1</math:annotation>
  </math:semantics>
</math:math>
</file>